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Unicode MS" svg:font-family="'Arial Unicode MS'" style:font-family-generic="swiss"/>
    <style:font-face style:name="Calibri Light" svg:font-family="'Calibri Light'" style:font-family-generic="roman" style:font-pitch="variable"/>
    <style:font-face style:name="Poppins" svg:font-family="Poppins" style:font-family-generic="roman" style:font-pitch="variable"/>
    <style:font-face style:name="Poppins Light" svg:font-family="'Poppins Light'" style:font-family-generic="roman" style:font-pitch="variable"/>
    <style:font-face style:name="Poppins Medium" svg:font-family="'Poppins Medium'"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 svg:font-family="Calibri" style:font-family-generic="system" style:font-pitch="variable"/>
    <style:font-face style:name="PingFang SC" svg:font-family="'PingFang SC'" style:font-family-generic="system" style:font-pitch="variable"/>
    <style:font-face style:name="Poppins1" svg:font-family="Poppins" style:font-family-generic="system" style:font-pitch="variable"/>
    <style:font-face style:name="Times New Roman (Body CS)" svg:font-family="'Times New Roman (Body CS)'" style:font-family-generic="system" style:font-pitch="variable"/>
    <style:font-face style:name="Times New Roman (Headings CS)" svg:font-family="'Times New Roman (Headings CS)'" style:font-family-generic="system" style:font-pitch="variable"/>
  </office:font-face-decls>
  <office:automatic-styles>
    <style:style style:name="P1" style:family="paragraph" style:parent-style-name="Footer">
      <style:text-properties officeooo:paragraph-rsid="00216b7c"/>
    </style:style>
    <style:style style:name="P2" style:family="paragraph" style:parent-style-name="Standard">
      <style:paragraph-properties fo:margin-left="0in" fo:margin-right="0in" fo:text-indent="0in" style:auto-text-indent="true"/>
    </style:style>
    <style:style style:name="P3" style:family="paragraph" style:parent-style-name="Standard">
      <style:paragraph-properties fo:margin-left="0in" fo:margin-right="0in" fo:text-indent="0in" style:auto-text-indent="true"/>
      <style:text-properties officeooo:paragraph-rsid="0188587f"/>
    </style:style>
    <style:style style:name="P4" style:family="paragraph" style:parent-style-name="Standard">
      <style:paragraph-properties fo:margin-left="0in" fo:margin-right="0in" fo:text-indent="0in" style:auto-text-indent="true"/>
      <style:text-properties officeooo:paragraph-rsid="01a15928"/>
    </style:style>
    <style:style style:name="P5" style:family="paragraph" style:parent-style-name="Standard">
      <style:paragraph-properties fo:margin-left="0in" fo:margin-right="0in" fo:text-indent="0in" style:auto-text-indent="true"/>
      <style:text-properties officeooo:paragraph-rsid="01a3fa55"/>
    </style:style>
    <style:style style:name="P6" style:family="paragraph" style:parent-style-name="Standard">
      <style:paragraph-properties fo:margin-left="0in" fo:margin-right="0in" fo:text-indent="0in" style:auto-text-indent="true"/>
      <style:text-properties officeooo:paragraph-rsid="01a5299e"/>
    </style:style>
    <style:style style:name="P7" style:family="paragraph" style:parent-style-name="Standard">
      <style:paragraph-properties fo:margin-left="0in" fo:margin-right="0in" fo:text-indent="0in" style:auto-text-indent="true"/>
      <style:text-properties officeooo:paragraph-rsid="01a8a2b6"/>
    </style:style>
    <style:style style:name="P8" style:family="paragraph" style:parent-style-name="Standard">
      <style:paragraph-properties fo:margin-left="0in" fo:margin-right="0in" fo:text-indent="0in" style:auto-text-indent="true"/>
      <style:text-properties officeooo:paragraph-rsid="01b3598c"/>
    </style:style>
    <style:style style:name="P9" style:family="paragraph" style:parent-style-name="Standard">
      <style:paragraph-properties fo:margin-left="0in" fo:margin-right="0in" fo:text-indent="0in" style:auto-text-indent="true"/>
      <style:text-properties officeooo:paragraph-rsid="01b8603b"/>
    </style:style>
    <style:style style:name="P10" style:family="paragraph" style:parent-style-name="Standard">
      <style:paragraph-properties fo:margin-left="0in" fo:margin-right="0in" fo:text-indent="0in" style:auto-text-indent="true"/>
      <style:text-properties officeooo:paragraph-rsid="01be16b6"/>
    </style:style>
    <style:style style:name="P11" style:family="paragraph" style:parent-style-name="Standard">
      <style:paragraph-properties fo:margin-left="0in" fo:margin-right="0in" fo:text-indent="0in" style:auto-text-indent="true"/>
      <style:text-properties officeooo:paragraph-rsid="01c3bd4e"/>
    </style:style>
    <style:style style:name="P12" style:family="paragraph" style:parent-style-name="Standard">
      <style:paragraph-properties fo:margin-left="0in" fo:margin-right="0in" fo:text-indent="0in" style:auto-text-indent="true"/>
      <style:text-properties officeooo:paragraph-rsid="01c4f6e6"/>
    </style:style>
    <style:style style:name="P13" style:family="paragraph" style:parent-style-name="Standard">
      <style:paragraph-properties fo:margin-left="0in" fo:margin-right="0in" fo:text-indent="0in" style:auto-text-indent="true"/>
      <style:text-properties officeooo:paragraph-rsid="01d30427"/>
    </style:style>
    <style:style style:name="P14" style:family="paragraph" style:parent-style-name="Standard">
      <style:paragraph-properties fo:margin-left="0in" fo:margin-right="0in" fo:text-indent="0in" style:auto-text-indent="true"/>
      <style:text-properties officeooo:paragraph-rsid="01d36c35"/>
    </style:style>
    <style:style style:name="P15" style:family="paragraph" style:parent-style-name="Standard">
      <style:paragraph-properties fo:margin-left="0in" fo:margin-right="0in" fo:text-indent="0in" style:auto-text-indent="true"/>
      <style:text-properties officeooo:paragraph-rsid="01d44fdb"/>
    </style:style>
    <style:style style:name="P16" style:family="paragraph" style:parent-style-name="Standard">
      <style:paragraph-properties fo:margin-left="0in" fo:margin-right="0in" fo:text-indent="0in" style:auto-text-indent="true"/>
      <style:text-properties officeooo:paragraph-rsid="01d75b28"/>
    </style:style>
    <style:style style:name="P17" style:family="paragraph" style:parent-style-name="Standard">
      <style:paragraph-properties fo:margin-left="0in" fo:margin-right="0in" fo:text-indent="0in" style:auto-text-indent="true"/>
      <style:text-properties officeooo:paragraph-rsid="01db19b0"/>
    </style:style>
    <style:style style:name="P18" style:family="paragraph" style:parent-style-name="Standard">
      <style:paragraph-properties fo:margin-left="0in" fo:margin-right="0in" fo:text-indent="0in" style:auto-text-indent="true"/>
      <style:text-properties officeooo:paragraph-rsid="01db633f"/>
    </style:style>
    <style:style style:name="P19" style:family="paragraph" style:parent-style-name="Standard">
      <style:paragraph-properties fo:margin-left="0in" fo:margin-right="0in" fo:text-indent="0in" style:auto-text-indent="true"/>
      <style:text-properties officeooo:paragraph-rsid="01de8962"/>
    </style:style>
    <style:style style:name="P20" style:family="paragraph" style:parent-style-name="Standard">
      <style:paragraph-properties fo:margin-left="0in" fo:margin-right="0in" fo:text-indent="0in" style:auto-text-indent="true"/>
      <style:text-properties officeooo:rsid="01e87b32" officeooo:paragraph-rsid="01e87b32"/>
    </style:style>
    <style:style style:name="P21" style:family="paragraph" style:parent-style-name="Contents_20_1">
      <style:paragraph-properties>
        <style:tab-stops>
          <style:tab-stop style:position="6.2681in" style:type="right" style:leader-style="dotted" style:leader-text="."/>
        </style:tab-stops>
      </style:paragraph-properties>
    </style:style>
    <style:style style:name="P22" style:family="paragraph" style:parent-style-name="Contents_20_2">
      <style:paragraph-properties>
        <style:tab-stops>
          <style:tab-stop style:position="6.2681in" style:type="right" style:leader-style="dotted" style:leader-text="."/>
        </style:tab-stops>
      </style:paragraph-properties>
    </style:style>
    <style:style style:name="P23" style:family="paragraph" style:parent-style-name="Contents_20_3">
      <style:paragraph-properties>
        <style:tab-stops>
          <style:tab-stop style:position="6.2681in" style:type="right" style:leader-style="dotted" style:leader-text="."/>
        </style:tab-stops>
      </style:paragraph-properties>
    </style:style>
    <style:style style:name="P24" style:family="paragraph" style:parent-style-name="Heading_20_3">
      <style:text-properties style:text-underline-style="none"/>
    </style:style>
    <style:style style:name="P25" style:family="paragraph" style:parent-style-name="Contents_20_1">
      <style:paragraph-properties>
        <style:tab-stops>
          <style:tab-stop style:position="6.2681in" style:type="right" style:leader-style="dotted" style:leader-text="."/>
        </style:tab-stops>
      </style:paragraph-properties>
    </style:style>
    <style:style style:name="P26" style:family="paragraph" style:parent-style-name="Contents_20_2">
      <style:paragraph-properties>
        <style:tab-stops>
          <style:tab-stop style:position="6.2681in" style:type="right" style:leader-style="dotted" style:leader-text="."/>
        </style:tab-stops>
      </style:paragraph-properties>
    </style:style>
    <style:style style:name="P27" style:family="paragraph" style:parent-style-name="Contents_20_3">
      <style:paragraph-properties>
        <style:tab-stops>
          <style:tab-stop style:position="6.2681in" style:type="right" style:leader-style="dotted" style:leader-text="."/>
        </style:tab-stops>
      </style:paragraph-properties>
    </style:style>
    <style:style style:name="P28" style:family="paragraph" style:parent-style-name="Heading_20_1" style:list-style-name="L1" style:master-page-name="Standard">
      <style:paragraph-properties style:page-number="auto"/>
    </style:style>
    <style:style style:name="P29" style:family="paragraph" style:parent-style-name="Heading_20_2" style:list-style-name="L1"/>
    <style:style style:name="P30" style:family="paragraph" style:parent-style-name="Heading_20_2" style:list-style-name="L1">
      <style:text-properties officeooo:paragraph-rsid="01d30427"/>
    </style:style>
    <style:style style:name="P31" style:family="paragraph" style:parent-style-name="Heading_20_2" style:list-style-name="L1">
      <style:text-properties style:font-name="Poppins Light" fo:font-size="14pt" officeooo:rsid="018cbde5" officeooo:paragraph-rsid="018cbde5" style:font-size-asian="14pt"/>
    </style:style>
    <style:style style:name="P32" style:family="paragraph" style:parent-style-name="Heading_20_2" style:list-style-name="L1">
      <style:paragraph-properties fo:margin-left="0in" fo:margin-right="0in" fo:text-indent="0in" style:auto-text-indent="true"/>
      <style:text-properties officeooo:paragraph-rsid="01e87b32"/>
    </style:style>
    <style:style style:name="P33" style:family="paragraph" style:parent-style-name="Standard" style:list-style-name="L2">
      <style:text-properties officeooo:paragraph-rsid="01d36c35"/>
    </style:style>
    <style:style style:name="P34" style:family="paragraph" style:parent-style-name="Text_20_body">
      <style:text-properties fo:color="#30ba78" fo:font-size="10pt" fo:font-weight="bold" officeooo:paragraph-rsid="01eb8ac2" style:font-size-asian="10pt" style:font-weight-asian="bold" style:font-weight-complex="bold"/>
    </style:style>
    <style:style style:name="P35" style:family="paragraph">
      <style:paragraph-properties fo:margin-top="0in" fo:margin-bottom="0in"/>
    </style:style>
    <style:style style:name="P36" style:family="paragraph">
      <loext:graphic-properties draw:fill="solid" draw:fill-color="#cccccc" draw:opacity-name="Transparency_20_1"/>
      <style:paragraph-properties fo:margin-top="0in" fo:margin-bottom="0in" style:writing-mode="lr-tb"/>
      <style:text-properties fo:font-size="8pt" fo:font-style="italic" style:font-size-asian="8pt" style:font-style-asian="italic" style:font-size-complex="8pt" style:font-style-complex="italic"/>
    </style:style>
    <style:style style:name="P37" style:family="paragraph">
      <style:paragraph-properties fo:margin-top="0in" fo:margin-bottom="0.1965in"/>
    </style:style>
    <style:style style:name="P38" style:family="paragraph">
      <loext:graphic-properties draw:fill="solid" draw:fill-color="#cccccc" draw:opacity-name="Transparency_20_1"/>
      <style:paragraph-properties fo:margin-top="0in" fo:margin-bottom="0.1965in" style:writing-mode="lr-tb"/>
      <style:text-properties fo:font-size="8pt" fo:font-style="italic" style:font-size-asian="8pt" style:font-style-asian="italic" style:font-size-complex="8pt" style:font-style-complex="italic"/>
    </style:style>
    <style:style style:name="P39" style:family="paragraph">
      <loext:graphic-properties draw:fill="solid" draw:fill-color="#dddddd"/>
      <style:paragraph-properties style:writing-mode="lr-tb"/>
      <style:text-properties fo:font-size="8pt" style:font-size-asian="8pt" style:font-size-complex="8pt"/>
    </style:style>
    <style:style style:name="T1" style:family="text">
      <style:text-properties style:font-name="Poppins Light" fo:font-size="9pt" officeooo:rsid="00206728" style:font-size-asian="9pt"/>
    </style:style>
    <style:style style:name="T2" style:family="text">
      <style:text-properties fo:font-size="10pt" style:font-size-asian="10pt"/>
    </style:style>
    <style:style style:name="T3" style:family="text">
      <style:text-properties fo:font-size="10pt" officeooo:rsid="01ad22c9" style:font-size-asian="10pt"/>
    </style:style>
    <style:style style:name="T4" style:family="text">
      <style:text-properties fo:font-size="10pt" officeooo:rsid="01af0c97" style:font-size-asian="10pt"/>
    </style:style>
    <style:style style:name="T5" style:family="text">
      <style:text-properties fo:font-size="10pt" officeooo:rsid="01eb8ac2" style:font-size-asian="10pt"/>
    </style:style>
    <style:style style:name="T6" style:family="text">
      <style:text-properties officeooo:rsid="01c18d1c"/>
    </style:style>
    <style:style style:name="T7" style:family="text">
      <style:text-properties officeooo:rsid="01e79abf"/>
    </style:style>
    <style:style style:name="T8" style:family="text">
      <style:text-properties officeooo:rsid="01eb8ac2"/>
    </style:style>
    <style:style style:name="T9" style:family="text"/>
    <style:style style:name="T10" style:family="text">
      <style:text-properties fo:font-size="8pt" fo:font-style="italic" style:font-size-asian="8pt" style:font-style-asian="italic" style:font-size-complex="8pt" style:font-style-complex="italic"/>
    </style:style>
    <style:style style:name="T11" style:family="text">
      <style:text-properties fo:font-size="8pt" style:font-size-asian="8pt" style:font-size-complex="8pt"/>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text:start-value="2">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cccccc" draw:opacity-name="Transparency_20_1" fo:min-height="0.3839in" draw:shadow-offset-x="0.1201in" draw:shadow-offset-y="0.1201in" style:run-through="foreground" style:wrap="none"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cccccc" draw:opacity-name="Transparency_20_1" fo:min-height="0.2252in" draw:shadow-offset-x="0.1201in" draw:shadow-offset-y="0.1201in" style:run-through="foreground" style:wrap="none" style:vertical-pos="middle"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cccccc" draw:opacity-name="Transparency_20_1" fo:min-height="0.3201in" draw:shadow-offset-x="0.1201in" draw:shadow-offset-y="0.1201in" style:run-through="foreground" style:wrap="none" style:vertical-pos="middle" style:vertical-rel="baseline"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ddddd" fo:min-height="0.3839in" style:run-through="foreground" style:wrap="none"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cccccc" draw:opacity-name="Transparency_20_1" fo:min-height="0.1492in" draw:shadow-offset-x="0.1201in" draw:shadow-offset-y="0.1201in" style:run-through="foreground" style:wrap="none"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图"/>
      </text:sequence-decls>
      <text:list xml:id="list3602387063" text:style-name="L1">
        <text:list-item>
          <text:h text:style-name="P28" text:outline-level="1"><text:bookmark-start text:name="__RefHeading___Toc1050_758888336"/>开发流程<text:bookmark-end text:name="__RefHeading___Toc1050_758888336"/></text:h>
        </text:list-item>
      </text:list>
      <text:p text:style-name="P34"><text:span text:style-name="Strong"><text:span text:style-name="T8">Developer Workflow</text:span></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_Toc1050_758888336" text:style-name="Index_20_Link" text:visited-style-name="Index_20_Link"><text:s/>2 <text:s/>开发流程<text:tab/>1</text:a></text:p>
          <text:p text:style-name="P26"><text:a xlink:type="simple" xlink:href="#__RefHeading___Toc1052_758888336" text:style-name="Index_20_Link" text:visited-style-name="Index_20_Link"><text:s/>2.1 <text:s/>目标<text:tab/>1</text:a></text:p>
          <text:p text:style-name="P26"><text:a xlink:type="simple" xlink:href="#__RefHeading___Toc1054_758888336" text:style-name="Index_20_Link" text:visited-style-name="Index_20_Link"><text:s/>2.2 <text:s/>建立开发集群<text:tab/>2</text:a></text:p>
          <text:p text:style-name="P26"><text:a xlink:type="simple" xlink:href="#__RefHeading___Toc119_1436016278" text:style-name="Index_20_Link" text:visited-style-name="Index_20_Link"><text:s/>2.3 <text:s/>为多个开发人员搭建共享集群<text:tab/>2</text:a></text:p>
          <text:p text:style-name="P27"><text:a xlink:type="simple" xlink:href="#__RefHeading___Toc121_1436016278" text:style-name="Index_20_Link" text:visited-style-name="Index_20_Link">入职用户<text:tab/>2</text:a></text:p>
          <text:p text:style-name="P27"><text:a xlink:type="simple" xlink:href="#__RefHeading___Toc156_3539214977" text:style-name="Index_20_Link" text:visited-style-name="Index_20_Link">创建和保护namespaces<text:tab/>3</text:a></text:p>
          <text:p text:style-name="P27"><text:a xlink:type="simple" xlink:href="#__RefHeading___Toc259_849562681" text:style-name="Index_20_Link" text:visited-style-name="Index_20_Link">管理Namespaces<text:tab/>3</text:a></text:p>
          <text:p text:style-name="P27"><text:a xlink:type="simple" xlink:href="#__RefHeading___Toc261_849562681" text:style-name="Index_20_Link" text:visited-style-name="Index_20_Link">Cluster-Level Services<text:tab/>4</text:a></text:p>
          <text:p text:style-name="P26"><text:a xlink:type="simple" xlink:href="#__RefHeading___Toc263_849562681" text:style-name="Index_20_Link" text:visited-style-name="Index_20_Link"><text:s/>2.4 <text:s/>启用开发人员工作流程<text:tab/>4</text:a></text:p>
          <text:p text:style-name="P26"><text:a xlink:type="simple" xlink:href="#__RefHeading___Toc265_849562681" text:style-name="Index_20_Link" text:visited-style-name="Index_20_Link"><text:s/>2.5 <text:s/>最初部署<text:tab/>4</text:a></text:p>
          <text:p text:style-name="P26"><text:a xlink:type="simple" xlink:href="#__RefHeading___Toc267_849562681" text:style-name="Index_20_Link" text:visited-style-name="Index_20_Link"><text:s/>2.6 <text:s/>积极开发<text:tab/>5</text:a></text:p>
          <text:p text:style-name="P26"><text:a xlink:type="simple" xlink:href="#__RefHeading___Toc269_849562681" text:style-name="Index_20_Link" text:visited-style-name="Index_20_Link"><text:s/>2.7 <text:s/>测试和调试<text:tab/>5</text:a></text:p>
          <text:p text:style-name="P26"><text:a xlink:type="simple" xlink:href="#__RefHeading___Toc367_849562681" text:style-name="Index_20_Link" text:visited-style-name="Index_20_Link"><text:s/>2.8 <text:s/>开发环境最佳实践<text:tab/>5</text:a></text:p>
          <text:p text:style-name="P26"><text:a xlink:type="simple" xlink:href="#__RefHeading___Toc369_849562681" text:style-name="Index_20_Link" text:visited-style-name="Index_20_Link"><text:s/>2.9 <text:s/>总结<text:tab/>6</text:a></text:p>
        </text:index-body>
      </text:table-of-content>
      <text:p text:style-name="Standard"/>
      <text:p text:style-name="Standard"/>
      <text:p text:style-name="P2">Kubernetes是为可靠运行软件而构建的。 它通过面向应用程序的API，自我修复属性以及有用的工具（如“Deployment”），简化了软件的零停机Deployment，从而简化了应用程序的部署和管理。 尽管所有这些工具都很有用，但它们并没有做很多事情，以使其更易于开发Kubernetes的应用程序。 此外，即使许多集群被设计为运行生产应用程序并因此很少被开发人员访问，但使开发流程以Kubernetes为目标也很关键，这通常意味着拥有一个集群或至少一部分集群 为发展。 建立这样一个集群以方便轻松地为Kubernetes开发应用程序是确保Kubernetes成功的关键部分。 显然，如果没有为您的集群构建代码，则集群本身并不能完成很多工作。</text:p>
      <text:p text:style-name="Standard"/>
      <text:list xml:id="list53116195478311" text:continue-list="list3602387063" text:style-name="L1">
        <text:list-item>
          <text:list>
            <text:list-item text:start-value="1">
              <text:h text:style-name="P31" text:outline-level="2" text:restart-numbering="true" text:start-value="-1"><text:bookmark-start text:name="__RefHeading___Toc1052_758888336"/>目标<text:bookmark-end text:name="__RefHeading___Toc1052_758888336"/></text:h>
            </text:list-item>
          </text:list>
        </text:list-item>
      </text:list>
      <text:p text:style-name="P2">在我们描述构建开发集群的最佳实践之前，有必要说明我们针对此类集群的目标。 显然，最终目标是使开发人员能够快速轻松地在Kubernetes上构建应用程序，但是实际上这实际上意味着什么，以及在开发集群的实用功能中如何体现？</text:p>
      <text:p text:style-name="P2">确定开发人员与集群交互的阶段非常有用。</text:p>
      <text:p text:style-name="P2">第一阶段是入职。 这是新开发者加入团队的时候。 此阶段包括为用户提供登录群集的权限，以及使其定向到首次部署。 此阶段的目标是在最短的时间内弄湿开发人员的脚。 您应该为此过程设置关键绩效指标（KPI）目标。 一个合理的目标是使用户可以在不到半小时的时间内从无到有地运行到HEAD上的当前应用程序。 每次有人刚加入团队时，都要测试您如何实现这一目标。</text:p>
      <text:p text:style-name="P2">第二阶段正在开发中。 这是开发人员的日常活动。 此阶段的目标是确保快速迭代和调试。 开发人员需要快速重复地将代码推送到集群。 他们还需要能够轻松测试代码并在代码无法正常运行时对其进行调试。 此阶段的KPI更具挑战性，但您可以通过测量获取拉取请求（PR）或在集群中启动和运行的时间，或通过调查用户的感知生产力，或两者同时进行，来估计KPI。 您还可以在团队的整体生产力中进行衡量。</text:p>
      <text:p text:style-name="P2"><text:soft-page-break/>第三阶段是测试。此阶段与开发交织在一起，用于在提交和合并之前验证代码。此阶段的目标有两个。首先，开发人员应该能够在提交PR之前针对其环境运行所有测试。其次，所有测试应在代码合并到存储库之前自动运行。除了这些目标之外，您还应该为测试运行的时间设置KPI。随着您的项目变得越来越复杂，越来越多的测试花费更长的时间是很自然的。发生这种情况时，在提交PR之前，确定开发人员可用于初始验证的一小组烟雾测试可能会变得很有价值。您还应该对测试脆弱性有一个非常严格的KPI。片状测试是偶尔（或不是偶尔）失败的测试。在任何相当活跃的项目中，每千次运行中超过一个失败的断纸率都会导致开发人员发生摩擦。您需要确保您的集群环境不会导致不稳定的测试。有时由于代码中的问题会导致不稳定的测试，但由于开发环境中的干扰（例如，资源不足和邻居吵闹），也会导致不稳定的测试。您应该通过测量测试脆弱性并迅速采取行动来修复开发环境，以确保开发环境中没有此类问题。</text:p>
      <text:h text:style-name="Heading_20_2" text:outline-level="2"/>
      <text:list xml:id="list53115981379931" text:continue-numbering="true" text:style-name="L1">
        <text:list-item>
          <text:list>
            <text:list-item>
              <text:h text:style-name="P29" text:outline-level="2"><text:bookmark-start text:name="__RefHeading___Toc1054_758888336"/>建立开发集群<text:bookmark-end text:name="__RefHeading___Toc1054_758888336"/></text:h>
            </text:list-item>
          </text:list>
        </text:list-item>
      </text:list>
      <text:p text:style-name="P2">当人们开始考虑在Kubernetes上进行开发时，首先出现的选择之一是构建单个大型开发集群还是每个开发人员拥有一个集群。请注意，此选择仅在容易创建动态集群的环境（例如公共云）中才有意义。在物理环境中，一个大型群集是唯一的选择。</text:p>
      <text:p text:style-name="P2">如果您有选择，则应考虑每种选择的利弊。如果您选择每个用户拥有一个开发集群，则此方法的主要缺点是成本更高且效率更低，并且您将需要管理大量不同的开发集群。额外的成本来自每个群集都可能严重未被充分利用的事实。另外，随着开发人员创建不同的集群，跟踪和垃圾收集不再使用的资源变得更加困难。每用户群集方法的优点是简单：每个开发人员都可以自助服务管理自己的群集，并且由于隔离，不同的开发人员很难相互踩脚。</text:p>
      <text:p text:style-name="P2">另一方面，单个开发集群将大大提高效率；您可以维持共享群集上相同数量的开发人员，而价格仅为价格的三分之一（或更少）。另外，安装共享集群服务（例如，监视和日志记录）更加容易，这大大简化了开发对开发人员友好的集群的工作。共享开发集群的缺点是用户管理过程以及开发人员之间的潜在干扰。由于当前尚未简化向Kubernetes集群添加新用户和名称空间的过程，因此您需要激活一个过程以加入新开发人员。尽管Kubernetes资源管理和基于角色的访问控制（RBAC）可以减少两个开发人员发生冲突的可能性，但用户总是有可能通过消耗过多的资源来阻塞开发集群，从而导致其他应用程序和开发人员无法调度。此外，您仍然需要确保开发人员不会泄漏并忘记他们创建的资源。但是，这比开发人员各自创建自己的集群的方法要容易一些。</text:p>
      <text:p text:style-name="P2">尽管这两种方法都可行，但通常来说，我们的建议是为所有开发人员使用一个大型集群。 尽管开发人员之间的干扰存在挑战，但是可以对其进行管理，最终成本效率和轻松向群集添加组织范围功能的能力超过了干扰的风险。 但是您将需要投资开发人员入职，资源管理和垃圾收集的过程。 我们的建议是尝试将单个大型群集作为首选。 随着组织的发展（或者如果组织已经很大），您可以考虑每个团队或每个小组有一个集群（10至20人），而不是为数百个用户提供一个巨大的集群。 这可以使计费和管理更加容易。</text:p>
      <text:p text:style-name="P2"/>
      <text:list xml:id="list53115899294011" text:continue-numbering="true" text:style-name="L1">
        <text:list-item>
          <text:list>
            <text:list-item>
              <text:h text:style-name="P29" text:outline-level="2"><text:bookmark-start text:name="__RefHeading___Toc119_1436016278"/>为多个开发人员搭建共享集群<text:bookmark-end text:name="__RefHeading___Toc119_1436016278"/></text:h>
            </text:list-item>
          </text:list>
        </text:list-item>
      </text:list>
      <text:p text:style-name="P2">设置大型集群时，主要目标是确保多个用户可以同时使用该集群而不会互相踩脚。 分离不同开发人员的明显方法是使用Kubernetes namespaces。 namespaces可以用作服务部署的范围，以使一个用户的前端服务不会干扰另一用户的前端服务。 namespaces也是RBAC的范围，可确保一个开发人员不会意外删除另一位开发人员的作品。 因此，在共享集群中，将名称空间用作开发人员的工作空间是有意义的。 以下各节介绍了入职用户以及创建和保护名称空间的过程。</text:p>
      <text:h text:style-name="Heading_20_3" text:outline-level="3"><text:bookmark-start text:name="__RefHeading___Toc121_1436016278"/>入职用户<text:bookmark-end text:name="__RefHeading___Toc121_1436016278"/></text:h>
      <text:p text:style-name="P4">在将用户分配给 namespaces 之前，您必须将该用户加入Kubernetes集群本身。 为此，有两种选择。 您可以使用基于证书的身份验证为用户创建一个新证书，并为他们提供一个kubeconfig文件，供他们用来登录，或者可以将群集配置为使用外部身份系统（例如，Microsoft Azure Active Directory或 适用于群集访问的AWS Identity and Access Management [IAM]）。</text:p>
      <text:p text:style-name="P2">通常，使用外部身份系统是一种最佳做法，因为它不需要您维护两个不同的身份源，但是在某些情况下，这是不可能的，您需要使用证书。 幸运的是，您可以使用Kubernetes证书API来创建和管理此类证书。 这是将新用户添加到现有集群的过程。</text:p>
      <text:p text:style-name="P2"><text:soft-page-break/>首先，您需要生成证书签名请求以生成新证书。 这是一个简单的Go程序来执行此操作：</text:p>
      <text:p text:style-name="P5"><draw:frame text:anchor-type="as-char" draw:z-index="0" draw:name="Shape1_0" draw:style-name="gr3" draw:text-style-name="P38" svg:width="5.0134in" svg:height="0.3205in"><draw:text-box><text:p text:style-name="P37"><text:span text:style-name="T10">TODO</text:span></text:p></draw:text-box></draw:frame></text:p>
      <text:p text:style-name="P2">您可以如下运行：</text:p>
      <text:p text:style-name="P6"><draw:frame text:anchor-type="as-char" draw:z-index="1" draw:name="Shape1_1" draw:style-name="gr5" draw:text-style-name="P38" svg:width="5.0134in" svg:height="0.1496in"><draw:text-box><text:p text:style-name="P37"><text:span text:style-name="T10">go run csr-gen.go client &amp;lt;user-name&amp;gt;</text:span></text:p></draw:text-box></draw:frame></text:p>
      <text:p text:style-name="P6">这将创建名为client-key.pem和client.csr的文件。 然后，您可以运行以下脚本来创建和下载新证书：</text:p>
      <text:p text:style-name="P7"><draw:frame text:anchor-type="as-char" draw:z-index="2" draw:name="Shape1_2" draw:style-name="gr3" draw:text-style-name="P38" svg:width="5.0134in" svg:height="0.3205in"><draw:text-box><text:p text:style-name="P37"><text:span text:style-name="T10">TODO</text:span></text:p></draw:text-box></draw:frame></text:p>
      <text:p text:style-name="P7">该脚本打印出最终信息，您可以将其添加到kubeconfig文件中以启用该用户。 当然，该用户没有访问权限，因此您需要为该用户应用Kubernetes RBAC，以便向他们授予名称空间的权限。</text:p>
      <text:h text:style-name="Heading_20_3" text:outline-level="3"><text:bookmark-start text:name="__RefHeading___Toc156_3539214977"/>创建和保护namespaces<text:bookmark-end text:name="__RefHeading___Toc156_3539214977"/></text:h>
      <text:p text:style-name="P7"><text:span text:style-name="T4">使用</text:span><text:span text:style-name="T3">namespaces</text:span>的第一步实际上只是创建它。 您可以使用kubectl create namespace my-namespace.</text:p>
      <text:p text:style-name="P8">但是事实是，当您创建<text:span text:style-name="T3">namespaces</text:span>时，您想要将一堆元数据附加到该<text:span text:style-name="T3">namespaces</text:span>，例如，用于构建部署到<text:span text:style-name="T3">namespaces</text:span>中的组件的团队的联系信息。 通常，这是注释的形式。 您可以使用某些模板（例如Jinja或其他模板）生成YAML文件，也可以创建然后注释<text:span text:style-name="T3">namespaces</text:span>。 执行此操作的简单脚本如下所示：</text:p>
      <text:p text:style-name="P9"><draw:frame text:anchor-type="as-char" draw:z-index="3" draw:name="Shape2" draw:style-name="gr4" draw:text-style-name="P39" svg:width="5.6776in" svg:height="0.3843in"><draw:text-box><text:p><text:span text:style-name="T11">ns='my-namespace'</text:span></text:p><text:p><text:span text:style-name="T11">kubectl create namespace ${ns}</text:span></text:p><text:p><text:span text:style-name="T11">kubectl annotate namespace ${ns}annotation_key=annotation_value</text:span></text:p></draw:text-box></draw:frame></text:p>
      <text:p text:style-name="P9">创建名称空间后，您想通过确保可以将访问该名称空间的权限授予特定用户来保护它。 为此，您可以在该名称空间的上下文中将角色绑定到用户。 为此，您可以在名称空间本身中创建RoleBinding对象。 RoleBinding可能如下所示：</text:p>
      <text:p text:style-name="P10"><draw:frame text:anchor-type="as-char" draw:z-index="4" draw:name="Shape1_3" draw:style-name="gr3" draw:text-style-name="P38" svg:width="5.0134in" svg:height="0.3205in"><draw:text-box><text:p text:style-name="P37"><text:span text:style-name="T10">TODO</text:span></text:p></draw:text-box></draw:frame></text:p>
      <text:p text:style-name="P11">要创建它，您只需运行kubectl create -f role-binding.yaml。 请注意，只要您更新绑定中的名称空间以指向正确的名称空间，就可以重复使用该绑定。 如果确保用户没有任何其他角色绑定，则可以确保此名称空间是用户有权访问的集群的唯一部分。 合理的做法是还授予读者访问整个群集的权限； 这样，开发人员可以查看他人在做什么，以防干扰他们的工作。 但是，在授予此类读取访问权限时要小心，因为它将包括对群集中<text:span text:style-name="T6">secret</text:span>资源的访问。 通常，在开发集群中这是可以的，因为每个人都在同一个组织中，并且<text:span text:style-name="T6">secret</text:span>仅用于开发。 但是，如果这是一个问题，则可以创建更细粒度的角色，从而消除读取<text:span text:style-name="T6">secret</text:span>的能力。</text:p>
      <text:p text:style-name="P11">如果要限制特定名称空间消耗的资源量，则可以使用ResourceQuota资源为任何特定名称空间消耗的资源总数设置限制。 例如，以下配额将名称空间的请求和限制的名称空间限制为10个核心和100 GB的内存：</text:p>
      <text:p text:style-name="P12"><draw:frame text:anchor-type="as-char" draw:z-index="5" draw:name="Shape1_5" draw:style-name="gr3" draw:text-style-name="P38" svg:width="5.0134in" svg:height="0.3205in"><draw:text-box><text:p text:style-name="P37"><text:span text:style-name="T10">TODO</text:span></text:p></draw:text-box></draw:frame></text:p>
      <text:p text:style-name="P12"/>
      <text:h text:style-name="P24" text:outline-level="3"><text:bookmark-start text:name="__RefHeading___Toc259_849562681"/>管理Namespaces<text:bookmark-end text:name="__RefHeading___Toc259_849562681"/></text:h>
      <text:p text:style-name="P10">既然您已经了解了如何注册新用户以及如何创建用作工作空间的名称空间，那么问题仍然是如何将开发人员分配给该名称空间。与许多事情一样，没有一个完美的答案。相反，有两种方法。首先是在入职过程中为每个用户提供自己的名称空间。这很有用，因为在用户加入后，他们始终拥有一个专用的工作区，在其中可以开发和管理其应用程序。但是，使开发人员的命名空间过于持久会鼓励开发人员在完成处理后将所有内容留在命名空间中，并且垃圾收集和记帐单个资源会更加复杂。另一种方法是临时创建和分配具有有限生存时间（TTL）的名称空间。这样可以确保开发人员将群集中的资源视为瞬态资源，并且可以轻松地在TTL过期时围绕删除整个名称空间来构建自动化。</text:p>
      <text:p text:style-name="P10">在此模型中，当开发人员想要开始新项目时，他们使用工具为该项目分配新的名称空间。 当他们创建名称空间时，它会选择与该名称空间关联的元数据，以进行管理和计费。 显然，此元数据包括名<text:soft-page-break/>称空间的TTL，但也包括为其分配给开发人员的信息，应分配给名称空间的资源（例如CPU和内存）以及名称空间的组和用途。 此元数据确保您既可以跟踪资源使用情况，又可以在正确的时间删除名称空间。</text:p>
      <text:p text:style-name="P10">开发按需分配名称空间的工具似乎是一个挑战，但是简单的工具相对容易开发。 例如，您可以使用创建该名称空间并提示相关元数据附加到该名称空间的简单脚本来实现新名称空间的分配。</text:p>
      <text:p text:style-name="P10">如果您想与Kubernetes进一步集成，可以使用自定义资源定义（CRD）使用户可以使用kubectl工具动态创建和分配新的名称空间。 如果您有时间和偏好，那么这绝对是个好习惯，因为它可以声明名称空间，并可以使用Kubernetes RBAC。</text:p>
      <text:p text:style-name="P10">具有启用名称空间分配的工具后，还需要添加工具以在其TTL过期时获得名称空间。 同样，您可以使用一个简单的脚本来完成此任务，该脚本检查名称空间并删除TTL过期的名称空间。</text:p>
      <text:p text:style-name="P10">您可以将此脚本构建到容器中，并使用ScheduledJob以每小时一次的间隔运行它。 这些工具结合在一起，可以确保开发人员可以根据需要轻松地为他们的项目分配独立的资源，但是这些资源也将以适当的间隔进行收获，以确保您不会浪费资源并且不会浪费旧资源。 新的发展方式。</text:p>
      <text:p text:style-name="P10"/>
      <text:h text:style-name="Heading_20_3" text:outline-level="3"><text:bookmark-start text:name="__RefHeading___Toc261_849562681"/>Cluster-Level Services<text:bookmark-end text:name="__RefHeading___Toc261_849562681"/></text:h>
      <text:p text:style-name="P9">除了用于分配和管理名称空间的工具外，还有一些有用的集群级服务，最好在开发集群中启用它们。 第一个是将日志聚合到中央日志记录即服务（LaaS）系统。 开发人员要了解其应用程序的操作，最容易做的一件事情就是向STDOUT写一些东西。 尽管您可以通过kubectl日志访问这些日志，但是该日志的长度受到限制并且不是特别可搜索的。 相反，如果您将这些日志自动发送到诸如云服务或Elasticsearch集群之类的LaaS系统，则开发人员可以轻松地在日志中搜索相关信息，以及跨服务中的多个容器聚合日志信息。</text:p>
      <text:p text:style-name="P9"/>
      <text:list xml:id="list53116554259353" text:continue-numbering="true" text:style-name="L1">
        <text:list-item>
          <text:list>
            <text:list-item>
              <text:h text:style-name="P29" text:outline-level="2"><text:bookmark-start text:name="__RefHeading___Toc263_849562681"/>启用开发人员工作流程<text:bookmark-end text:name="__RefHeading___Toc263_849562681"/></text:h>
            </text:list-item>
          </text:list>
        </text:list-item>
      </text:list>
      <text:p text:style-name="P9">现在，我们成功地有了一个共享的集群设置，并且可以将新的应用程序开发人员加入集群本身，我们实际上需要让他们开发他们的应用程序。 请记住，我们要衡量的关键KPI之一是从启动到集群中运行初始应用程序的时间。 显然，通过刚刚介绍的入门脚本，我们可以快速向集群认证用户并分配名称空间，但是如何开始使用该应用程序呢？ 不幸的是，尽管有一些技术可以帮助完成此过程，但通常它需要更多的约定而不是自动化来启动和运行初始应用程序。 在以下各节中，我们描述一种实现此目标的方法。 这绝不是唯一的方法或唯一的解决方案。 您可以选择按原样应用该方法，也可以从创意中获得启发，以得出自己的解决方案。</text:p>
      <text:p text:style-name="P9"/>
      <text:list xml:id="list53116372260056" text:continue-numbering="true" text:style-name="L1">
        <text:list-item>
          <text:list>
            <text:list-item>
              <text:h text:style-name="P30" text:outline-level="2"><text:bookmark-start text:name="__RefHeading___Toc265_849562681"/>最初部署<text:bookmark-end text:name="__RefHeading___Toc265_849562681"/></text:h>
            </text:list-item>
          </text:list>
        </text:list-item>
      </text:list>
      <text:p text:style-name="P13">部署应用程序的主要挑战之一是所有依赖项的安装。在许多情况下，尤其是在现代微服务体系结构中，要开始在其中一种微服务上进行开发，就需要部署数据库或其他微服务的多个依赖项。尽管应用程序本身的部署相对简单，但是识别和部署所有依赖项以构建完整应用程序的任务通常是令人沮丧的反复试验，并伴有不完整或过时的指令。</text:p>
      <text:p text:style-name="P13">为了解决此问题，引入描述和安装依赖项的约定通常很有价值。可以将其视为等同于npm install之类的东西，它会安装所有必需的JavaScript依赖项。最终，可能有一个类似于npm的工具可以为基于Kubernetes的应用程序提供此服务，但在那之前，最佳实践是依靠团队内部的惯例。</text:p>
      <text:p text:style-name="P13">一种这样的约定选项是在所有项目存储库的根目录中创建setup.sh脚本。该脚本的职责是在特定名称空间内创建所有依赖关系，以确保正确创建了所有应用程序依赖关系。例如，安装脚本可能如下所示：</text:p>
      <text:p text:style-name="P16"><draw:frame text:anchor-type="as-char" draw:z-index="6" draw:name="Shape1_6" draw:style-name="gr1" draw:text-style-name="P36" svg:width="5.0134in" svg:height="0.3843in"><draw:text-box><text:p text:style-name="P35"><text:span text:style-name="T10">kubectl create my-service/database-stateful-set-yaml</text:span></text:p><text:p text:style-name="P35"><text:span text:style-name="T10">kubectl create my-service/middle-tier.yaml</text:span></text:p><text:p text:style-name="P35"><text:span text:style-name="T10">kubectl create my-service/configs.yaml</text:span></text:p></draw:text-box></draw:frame></text:p>
      <text:p text:style-name="P15">然后，您可以通过将以下内容添加到package.json中来将此脚本与npm集成：</text:p>
      <text:p text:style-name="P17"><draw:frame text:anchor-type="as-char" draw:z-index="7" draw:name="Shape1_7" draw:style-name="gr2" draw:text-style-name="P36" svg:width="5.0134in" svg:height="0.2252in"><draw:text-box><text:p text:style-name="P35"><text:span text:style-name="T10">TODO</text:span></text:p></draw:text-box></draw:frame></text:p>
      <text:p text:style-name="P15"><text:soft-page-break/>使用此设置，新的开发人员可以简单地运行npm run setup并安装集群依赖项。 显然，此特定集成特定于Node.js / npm。 在其他编程语言中，与特定于语言的工具集成将更有意义。 例如，在Java中，您可以改为与Maven pom.xml文件集成。</text:p>
      <text:p text:style-name="P13"/>
      <text:list xml:id="list53116833556834" text:continue-numbering="true" text:style-name="L1">
        <text:list-item>
          <text:list>
            <text:list-item>
              <text:h text:style-name="P30" text:outline-level="2"><text:bookmark-start text:name="__RefHeading___Toc267_849562681"/>积极开发<text:bookmark-end text:name="__RefHeading___Toc267_849562681"/></text:h>
            </text:list-item>
          </text:list>
        </text:list-item>
      </text:list>
      <text:p text:style-name="P14">在为开发人员工作区设置了必需的依赖关系之后，下一个任务是使他们能够快速迭代其应用程序。这样做的第一个前提条件是能够构建和推送容器映像。假设您已经设置好了；如果没有，您可以在许多其他在线资源和书籍中阅读如何执行此操作。</text:p>
      <text:p text:style-name="P14">构建并推送容器映像后，任务是将其推出到集群。与传统的推出不同，在开发人员迭代的情况下，保持可用性确实不是问题。因此，部署新代码的最简单方法是简单地删除与先前的Deployment相关联的Deployment对象，然后创建一个指向新建映像的新Deployment。也可以在适当的位置更新现有的Deployment，但这将触发Deployment资源中的部署逻辑。尽管可以将Deployment配置为快速推出代码，但是这样做会在开发环境和生产环境之间造成差异，这可能会造成危险或破坏稳定。例如，假设您不小心将Deployment的开发配置推入了生产环境；您会突然无意间将新版本部署到生产环境中，而没有进行适当的测试，也不会在推出阶段之间延迟。由于存在这种风险并且存在替代方法，因此最佳实践是删除并重新创建部署。</text:p>
      <text:p text:style-name="P14">就像安装依赖项一样，制作执行此部署的脚本也是一种好习惯。示例deploy.sh脚本可能如下所示：</text:p>
      <text:p text:style-name="P19"><draw:frame text:anchor-type="as-char" draw:z-index="8" draw:name="Shape1_8" draw:style-name="gr1" draw:text-style-name="P36" svg:width="5.0134in" svg:height="0.3843in"><draw:text-box><text:p text:style-name="P35"><text:span text:style-name="T10">kubectl delete -f ./my-service/deployment.yaml</text:span></text:p><text:p text:style-name="P35"><text:span text:style-name="T10">perl -pi -e 's/${old_version}/${new_version}/'./my-service/deployment.yaml</text:span></text:p><text:p text:style-name="P35"><text:span text:style-name="T10">kubectl create -f ./my-service/deployment.yaml</text:span></text:p></draw:text-box></draw:frame></text:p>
      <text:p text:style-name="P19">与以前一样，您可以将其与现有的编程语言工具集成在一起，以便（例如）开发人员可以简单地运行npm run deploy将其新代码部署到集群中。</text:p>
      <text:p text:style-name="P14"/>
      <text:list xml:id="list53115442991490" text:continue-numbering="true" text:style-name="L1">
        <text:list-item>
          <text:list>
            <text:list-item>
              <text:h text:style-name="P29" text:outline-level="2"><text:bookmark-start text:name="__RefHeading___Toc269_849562681"/>测试和调试<text:bookmark-end text:name="__RefHeading___Toc269_849562681"/></text:h>
            </text:list-item>
          </text:list>
        </text:list-item>
      </text:list>
      <text:p text:style-name="P14">用户成功部署了应用程序的开发版本后，他们需要对其进行测试，如果有问题，请调试该应用程序中的任何问题。在Kubernetes中进行开发时，这也可能是一个障碍，因为并不总是清楚如何与您的集群进行交互。 kubectl命令行是名副其实的瑞士军刀，可以实现此目的，从kubectl日志到kubectl exec和kubectl port-forward，但是学习如何使用所有不同的选项并熟悉该工具可能需要花费大量的时间。经验。此外，由于该工具在终端中运行，因此通常需要组合多个窗口才能同时检查应用程序的源代码和正在运行的应用程序本身。</text:p>
      <text:p text:style-name="P14">为了简化测试和调试体验，Kubernetes工具越来越多地集成到开发环境中，例如，Kubernetes的Visual Studio（VS）代码的开源扩展。该扩展程序可以从VS Code市场轻松免费安装。安装后，它会自动发现kubeconfig文件中已经存在的任何集群，并且它提供了一个树形视图导航窗格，您可以一眼就看到集群的内容。</text:p>
      <text:p text:style-name="P14">除了能够一目了然地查看集群状态之外，该集成还使开发人员能够以直观，可发现的方式使用通过kubectl提供的工具。从树形视图中，如果右键单击Kubernetes容器，则可以立即使用端口转发将与容器的网络连接直接连接到本地计算机。同样，您可以访问容器的日志，甚至可以在正在运行的容器中获得终端。</text:p>
      <text:p text:style-name="P14">这些命令与典型的用户界面期望（例如，右键单击显示上下文菜单）的集成，以及这些体验与应用程序自身代码的集成，使具有最少Kubernetes经验的开发人员可以在开发集群。</text:p>
      <text:p text:style-name="P14">当然，此VS Code扩展并不是Kubernetes和开发环境之间的唯一集成；根据您对编程环境和样式（vi，emacs等）的选择，可以安装其他几种。</text:p>
      <text:p text:style-name="P14"/>
      <text:list xml:id="list53115458390495" text:continue-numbering="true" text:style-name="L1">
        <text:list-item>
          <text:list>
            <text:list-item>
              <text:h text:style-name="P29" text:outline-level="2"><text:bookmark-start text:name="__RefHeading___Toc367_849562681"/>开发环境最佳实践<text:bookmark-end text:name="__RefHeading___Toc367_849562681"/></text:h>
            </text:list-item>
          </text:list>
        </text:list-item>
      </text:list>
      <text:p text:style-name="P14">在Kubernetes上建立成功的工作流程是生产力和幸福感的关键。遵循以下最佳做法将有助于确保开发人员快速启动并运行：</text:p>
      <text:list xml:id="list3310403464" text:style-name="L2">
        <text:list-item>
          <text:p text:style-name="P33"><text:soft-page-break/>考虑一下三个阶段的开发人员经验：入门，开发和测试。确保您构建的开发环境支持所有这三个阶段。</text:p>
        </text:list-item>
        <text:list-item>
          <text:p text:style-name="P33">在构建开发集群时，可以在一个大型集群和每个开发人员的集群之间进行选择。每种方法都有优点和缺点，但是通常使用单个大型群集是更好的方法。</text:p>
        </text:list-item>
        <text:list-item>
          <text:p text:style-name="P33">将用户添加到群集时，请使用其自己的身份添加用户并访问其自己的名称空间。使用资源限制来限制它们可以使用多少群集。</text:p>
        </text:list-item>
        <text:list-item>
          <text:p text:style-name="P33">在管理名称空间时，请考虑如何获取旧的未使用的资源。开发人员在删除未使用的东西时会感到卫生。使用自动化为他们清理。</text:p>
        </text:list-item>
        <text:list-item>
          <text:p text:style-name="P33">考虑可以为所有用户设置的群集级服务，例如日志和监视。有时，集群级别的依赖关系（如数据库）对于使用Helm <text:span text:style-name="T7">chart</text:span>等模板代表所有用户进行设置也很有用。</text:p>
        </text:list-item>
      </text:list>
      <text:p text:style-name="P9"/>
      <text:list xml:id="list53115581523766" text:continue-list="list53115458390495" text:style-name="L1">
        <text:list-item>
          <text:list>
            <text:list-item>
              <text:h text:style-name="P32" text:outline-level="2"><text:bookmark-start text:name="__RefHeading___Toc369_849562681"/>总结<text:bookmark-end text:name="__RefHeading___Toc369_849562681"/></text:h>
            </text:list-item>
          </text:list>
        </text:list-item>
      </text:list>
      <text:p text:style-name="P20">我们已经到了创建Kubernetes集群的地方，尤其是在云中，这是一个相对简单的练习，但是，使开发人员高效地使用这样的集群显然并不那么容易。 在考虑使开发人员能够在Kubernetes上成功构建应用程序时，重要的是要考虑有关启动，迭代，测试和调试应用程序的主要目标。 同样，它需要投资于一些特定于用户入门，名称空间供应和群集服务的基本工具，例如基本日志聚合。 查看开发集群和您的代码存储库以作为标准化和应用最佳实践的机会，将确保您拥有满意且富有成效的开发人员，成功构建代码以部署到生产Kubernetes集群。</text:p>
      <text:p text:style-name="P9"/>
      <text:p text:style-name="P18"/>
      <text:p text:style-name="P9"/>
      <text:p text:style-name="P8"/>
      <text:p text:style-name="P8"/>
      <text:p text:style-name="P6"/>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Unicode MS" svg:font-family="'Arial Unicode MS'" style:font-family-generic="swiss"/>
    <style:font-face style:name="Calibri Light" svg:font-family="'Calibri Light'" style:font-family-generic="roman" style:font-pitch="variable"/>
    <style:font-face style:name="Poppins" svg:font-family="Poppins" style:font-family-generic="roman" style:font-pitch="variable"/>
    <style:font-face style:name="Poppins Light" svg:font-family="'Poppins Light'" style:font-family-generic="roman" style:font-pitch="variable"/>
    <style:font-face style:name="Poppins Medium" svg:font-family="'Poppins Medium'"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 svg:font-family="Calibri" style:font-family-generic="system" style:font-pitch="variable"/>
    <style:font-face style:name="PingFang SC" svg:font-family="'PingFang SC'" style:font-family-generic="system" style:font-pitch="variable"/>
    <style:font-face style:name="Poppins1" svg:font-family="Poppins" style:font-family-generic="system" style:font-pitch="variable"/>
    <style:font-face style:name="Times New Roman (Body CS)" svg:font-family="'Times New Roman (Body CS)'" style:font-family-generic="system" style:font-pitch="variable"/>
    <style:font-face style:name="Times New Roman (Headings CS)" svg:font-family="'Times New Roman (Headings CS)'" style:font-family-generic="system" style:font-pitch="variable"/>
  </office:font-face-decls>
  <office:styles>
    <draw:opacity draw:name="Transparency_20_1" draw:display-name="Transparency 1" draw:style="linear" draw:start="100%" draw:end="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Poppins" fo:font-size="10pt" fo:language="en" fo:country="US" style:letter-kerning="false" style:font-name-asian="Calibri" style:font-size-asian="9pt" style:language-asian="en" style:country-asian="US" style:font-name-complex="Poppins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Poppins" fo:font-size="10pt" fo:language="en" fo:country="US" style:letter-kerning="false" style:font-name-asian="Calibri" style:font-size-asian="9pt" style:language-asian="en" style:country-asian="US" style:font-name-complex="Poppins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text-align="start" style:justify-single-word="false" fo:orphans="2" fo:widows="2" style:writing-mode="lr-tb"/>
      <style:text-properties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Heading_20_2" style:default-outline-level="1" style:list-style-name="" style:class="text">
      <style:paragraph-properties fo:margin-top="0.1665in" fo:margin-bottom="0.0835in" loext:contextual-spacing="false" fo:keep-together="always" fo:keep-with-next="always"/>
      <style:text-properties fo:color="#30ba78" fo:font-size="18pt" style:font-name-asian="Calibri" style:font-family-asian="Calibri" style:font-family-generic-asian="system" style:font-pitch-asian="variable" style:font-size-asian="18pt" style:font-name-complex="Times New Roman (Headings CS)" style:font-family-complex="'Times New Roman (Headings C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835in" fo:margin-bottom="0.0835in" loext:contextual-spacing="false"/>
      <style:text-properties style:font-name="Poppins Light" fo:font-family="'Poppins Light'" style:font-family-generic="roman" style:font-pitch="variable" fo:font-size="14pt" style:font-size-asian="14pt"/>
    </style:style>
    <style:style style:name="Heading_20_3" style:display-name="Heading 3" style:family="paragraph" style:parent-style-name="Standard" style:next-style-name="Standard" style:default-outline-level="3" style:list-style-name="" style:class="text">
      <style:paragraph-properties fo:margin-top="0in" fo:margin-bottom="0.0417in" loext:contextual-spacing="false"/>
      <style:text-properties style:font-name="Poppins Medium" fo:font-family="'Poppins Medium'" style:font-family-generic="roman" style:font-pitch="variable" fo:font-size="12pt" style:font-size-asian="12pt"/>
    </style:style>
    <style:style style:name="Heading_20_4" style:display-name="Heading 4" style:family="paragraph" style:parent-style-name="Standard" style:next-style-name="Standard" style:default-outline-level="4" style:list-style-name="" style:class="text">
      <style:paragraph-properties fo:margin-top="0.028in" fo:margin-bottom="0.0835in" loext:contextual-spacing="false" fo:keep-together="always" fo:keep-with-next="always"/>
      <style:text-properties fo:color="#0c322c" style:font-name="Poppins Medium" fo:font-family="'Poppins Medium'" style:font-family-generic="roman" style:font-pitch="variable" style:font-name-asian="Calibri" style:font-family-asian="Calibri" style:font-family-generic-asian="system" style:font-pitch-asian="variable" style:font-name-complex="Poppins1" style:font-family-complex="Poppi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248b59" style:font-name="Calibri Light" fo:font-family="'Calibri Light'" style:font-family-generic="roman" style:font-pitch="variable" style:font-name-asian="Calibri" style:font-family-asian="Calibri" style:font-family-generic-asian="system" style:font-pitch-asian="variable" style:font-name-complex="Poppins1" style:font-family-complex="Poppins" style:font-family-generic-complex="system" style:font-pitch-complex="variable"/>
    </style:style>
    <style:style style:name="Title" style:family="paragraph" style:parent-style-name="Standard" style:next-style-name="Subtitle" style:default-outline-level="" style:class="chapter">
      <style:paragraph-properties fo:margin-top="0in" fo:margin-bottom="0.0835in" loext:contextual-spacing="true" fo:line-height="0.6665in"/>
      <style:text-properties style:font-name="Poppins Medium" fo:font-family="'Poppins Medium'" style:font-family-generic="roman" style:font-pitch="variable" fo:font-size="40pt" fo:letter-spacing="0.0071in" style:letter-kerning="true" style:font-name-asian="Calibri" style:font-family-asian="Calibri" style:font-family-generic-asian="system" style:font-pitch-asian="variable" style:font-size-asian="40pt" style:font-name-complex="Times New Roman (Headings CS)" style:font-family-complex="'Times New Roman (Headings C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in" fo:margin-bottom="0.111in" loext:contextual-spacing="false"/>
      <style:text-properties fo:color="#7b7b7b" style:font-name="Poppins Light" fo:font-family="'Poppins Light'" style:font-family-generic="roman" style:font-pitch="variable" fo:font-size="21pt" fo:letter-spacing="0.0138in" style:font-name-asian="Calibri" style:font-family-asian="Calibri" style:font-family-generic-asian="system" style:font-pitch-asian="variable" style:font-size-asian="21pt" style:font-size-complex="20pt"/>
    </style:style>
    <style:style style:name="No_20_Spacing" style:display-name="No Spacing" style:family="paragraph" style:parent-style-name="Standard" style:default-outline-level=""/>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font-style="italic" style:font-style-asian="italic" style:font-style-complex="italic"/>
    </style:style>
    <style:style style:name="caption" style:family="paragraph" style:parent-style-name="Standard" style:next-style-name="Standard" style:default-outline-level="">
      <style:paragraph-properties fo:margin-top="0.0835in" fo:margin-bottom="0.0835in" loext:contextual-spacing="false"/>
      <style:text-properties fo:font-size="9pt" style:font-size-asian="9pt"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text-properties fo:color="#7b7b7b" style:font-name="Poppins Medium" fo:font-family="'Poppins Medium'" style:font-family-generic="roman" style:font-pitch="variable" fo:font-size="9pt" style:font-size-asian="9pt"/>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text-properties style:font-name="Poppins Light" fo:font-family="'Poppins Light'" style:font-family-generic="roman" style:font-pitch="variable" fo:font-size="9pt" style:font-size-asian="9pt"/>
    </style:style>
    <style:style style:name="List_20_Bullet" style:display-name="List Bullet" style:family="paragraph" style:parent-style-name="Standard" style:default-outline-level="">
      <style:paragraph-properties fo:margin-top="0in" fo:margin-bottom="0.0835in" loext:contextual-spacing="true" fo:line-height="0.2063in"/>
      <style:text-properties style:font-name-complex="Times New Roman (Body CS)" style:font-family-complex="'Times New Roman (Body CS)'" style:font-family-generic-complex="system" style:font-pitch-complex="variable"/>
    </style:style>
    <style:style style:name="List_20_Number" style:display-name="List Number" style:family="paragraph" style:parent-style-name="Standard" style:default-outline-level="">
      <style:paragraph-properties fo:margin-top="0in" fo:margin-bottom="0.0835in" loext:contextual-spacing="true" fo:line-height="0.2063in"/>
      <style:text-properties style:font-name-complex="Times New Roman (Body CS)" style:font-family-complex="'Times New Roman (Body CS)'" style:font-family-generic-complex="system" style:font-pitch-complex="variable"/>
    </style:style>
    <style:style style:name="图"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0ba78" fo:font-size="18pt" style:font-name-asian="Calibri" style:font-family-asian="Calibri" style:font-family-generic-asian="system" style:font-pitch-asian="variable" style:font-size-asian="18pt" style:font-name-complex="Times New Roman (Headings CS)" style:font-family-complex="'Times New Roman (Headings CS)'" style:font-family-generic-complex="system" style:font-pitch-complex="variable" style:font-size-complex="16pt"/>
    </style:style>
    <style:style style:name="Heading_20_2_20_Char" style:display-name="Heading 2 Char" style:family="text" style:parent-style-name="Default_20_Paragraph_20_Font">
      <style:text-properties style:font-name="Poppins Light" fo:font-family="'Poppins Light'" style:font-family-generic="roman" style:font-pitch="variable" fo:font-size="14pt" style:font-size-asian="14pt"/>
    </style:style>
    <style:style style:name="Heading_20_3_20_Char" style:display-name="Heading 3 Char" style:family="text" style:parent-style-name="Default_20_Paragraph_20_Font">
      <style:text-properties style:font-name="Poppins Medium" fo:font-family="'Poppins Medium'" style:font-family-generic="roman" style:font-pitch="variable" fo:font-size="12pt" style:font-size-asian="12pt"/>
    </style:style>
    <style:style style:name="Heading_20_4_20_Char" style:display-name="Heading 4 Char" style:family="text" style:parent-style-name="Default_20_Paragraph_20_Font">
      <style:text-properties fo:color="#0c322c" style:font-name="Poppins Medium" fo:font-family="'Poppins Medium'" style:font-family-generic="roman" style:font-pitch="variable" fo:font-size="10pt" style:font-name-asian="Calibri" style:font-family-asian="Calibri" style:font-family-generic-asian="system" style:font-pitch-asian="variable" style:font-size-asian="10pt" style:font-name-complex="Poppins1" style:font-family-complex="Poppins" style:font-family-generic-complex="system" style:font-pitch-complex="variable" style:font-style-complex="italic"/>
    </style:style>
    <style:style style:name="Title_20_Char" style:display-name="Title Char" style:family="text" style:parent-style-name="Default_20_Paragraph_20_Font">
      <style:text-properties style:font-name="Poppins Medium" fo:font-family="'Poppins Medium'" style:font-family-generic="roman" style:font-pitch="variable" fo:font-size="40pt" fo:letter-spacing="0.0071in" style:letter-kerning="true" style:font-name-asian="Calibri" style:font-family-asian="Calibri" style:font-family-generic-asian="system" style:font-pitch-asian="variable" style:font-size-asian="40pt" style:font-name-complex="Times New Roman (Headings CS)" style:font-family-complex="'Times New Roman (Headings CS)'" style:font-family-generic-complex="system" style:font-pitch-complex="variable" style:font-size-complex="28pt"/>
    </style:style>
    <style:style style:name="Subtitle_20_Char" style:display-name="Subtitle Char" style:family="text" style:parent-style-name="Default_20_Paragraph_20_Font">
      <style:text-properties fo:color="#7b7b7b" style:font-name="Poppins Light" fo:font-family="'Poppins Light'" style:font-family-generic="roman" style:font-pitch="variable" fo:font-size="21pt" fo:letter-spacing="0.0138in" style:font-name-asian="Calibri" style:font-family-asian="Calibri" style:font-family-generic-asian="system" style:font-pitch-asian="variable" style:font-size-asian="21pt" style:font-size-complex="20pt"/>
    </style:style>
    <style:style style:name="Strong" style:family="text" style:parent-style-name="Default_20_Paragraph_20_Font">
      <style:text-properties fo:color="#30ba78"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Caption_20_Char" style:display-name="Caption Char" style:family="text" style:parent-style-name="Default_20_Paragraph_20_Font">
      <style:text-properties style:font-size-complex="9pt" style:font-style-complex="italic"/>
    </style:style>
    <style:style style:name="Header_20_Char" style:display-name="Header Char" style:family="text" style:parent-style-name="Default_20_Paragraph_20_Font">
      <style:text-properties fo:color="#7b7b7b" style:font-name="Poppins Medium" fo:font-family="'Poppins Medium'" style:font-family-generic="roman" style:font-pitch="variable" fo:font-size="9pt" style:font-size-asian="9pt" style:font-name-complex="Times New Roman (Body CS)" style:font-family-complex="'Times New Roman (Body CS)'" style:font-family-generic-complex="system" style:font-pitch-complex="variable"/>
    </style:style>
    <style:style style:name="Footer_20_Char" style:display-name="Footer Char" style:family="text" style:parent-style-name="Default_20_Paragraph_20_Font">
      <style:text-properties style:font-name="Poppins Light" fo:font-family="'Poppins Light'" style:font-family-generic="roman" style:font-pitch="variable"/>
    </style:style>
    <style:style style:name="Heading_20_5_20_Char" style:display-name="Heading 5 Char" style:family="text" style:parent-style-name="Default_20_Paragraph_20_Font">
      <style:text-properties fo:color="#248b59" style:font-name="Calibri Light" fo:font-family="'Calibri Light'" style:font-family-generic="roman" style:font-pitch="variable" fo:font-size="10pt" style:font-name-asian="Calibri" style:font-family-asian="Calibri" style:font-family-generic-asian="system" style:font-pitch-asian="variable" style:font-size-asian="10pt" style:font-name-complex="Poppins1" style:font-family-complex="Poppins" style:font-family-generic-complex="system" style:font-pitch-complex="variabl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Wingdings"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16b7c"/>
    </style:style>
    <style:style style:name="MT1" style:family="text"/>
    <style:style style:name="MT2" style:family="text">
      <style:text-properties style:font-name="Poppins Light" fo:font-size="9pt" officeooo:rsid="00206728" style:font-size-asian="9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Kubernetes Best Practices</text:p>
      </style:header>
      <style:footer>
        <text:p text:style-name="MP1"><text:span text:style-name="page_20_number"><text:s text:c="3"/>Copyright : 仅</text:span><text:span text:style-name="page_20_number"><text:span text:style-name="MT2">用于学习</text:span></text:span><text:span text:style-name="page_20_number"><text:tab/><text:tab/></text:span><text:span text:style-name="page_20_number"><text:page-number text:select-page="current">6</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437</meta:editing-cycles>
    <meta:creation-date>2021-01-27T09:38:20.031382446</meta:creation-date>
    <meta:editing-duration>PT11H49M52S</meta:editing-duration>
    <meta:generator>LibreOffice/6.4.5.2$Linux_X86_64 LibreOffice_project/40$Build-2</meta:generator>
    <dc:date>2021-01-30T05:31:15.028754607</dc:date>
    <meta:document-statistic meta:table-count="0" meta:image-count="0" meta:object-count="0" meta:page-count="6" meta:paragraph-count="91" meta:word-count="6751" meta:character-count="7966" meta:non-whitespace-character-count="77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